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ain exhaustive</text:p>
          </table:table-cell>
          <table:table-cell office:value-type="string" calcext:value-type="string">
            <text:p>3 dim (3 skip factor)</text:p>
          </table:table-cell>
          <table:table-cell/>
          <table:table-cell office:value-type="string" calcext:value-type="string">
            <text:p>Grain random</text:p>
          </table:table-cell>
          <table:table-cell office:value-type="string" calcext:value-type="string">
            <text:p>5 dim (10 guesses)</text:p>
          </table:table-cell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h</text:p>
          </table:table-cell>
          <table:table-cell table:number-columns-repeated="2"/>
          <table:table-cell office:value-type="string" calcext:value-type="string">
            <text:p>grain guess no h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l</text:p>
          </table:table-cell>
          <table:table-cell table:number-columns-repeated="2"/>
          <table:table-cell office:value-type="string" calcext:value-type="string">
            <text:p>grain guess no 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ml</text:p>
          </table:table-cell>
          <table:table-cell table:number-columns-repeated="2"/>
          <table:table-cell office:value-type="string" calcext:value-type="string">
            <text:p>grain guess no m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mnl</text:p>
          </table:table-cell>
          <table:table-cell table:number-columns-repeated="2"/>
          <table:table-cell office:value-type="string" calcext:value-type="string">
            <text:p>Grain guess no mn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ni</text:p>
          </table:table-cell>
          <table:table-cell table:number-columns-repeated="2"/>
          <table:table-cell office:value-type="string" calcext:value-type="string">
            <text:p>grain guess no ni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l</text:p>
          </table:table-cell>
          <table:table-cell table:number-columns-repeated="2"/>
          <table:table-cell office:value-type="string" calcext:value-type="string">
            <text:p>grain guess no n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hanged how shit remov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ain exhaustive no h</text:p>
          </table:table-cell>
          <table:table-cell table:number-columns-repeated="2"/>
          <table:table-cell office:value-type="string" calcext:value-type="string">
            <text:p>grain guess no h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l</text:p>
          </table:table-cell>
          <table:table-cell table:number-columns-repeated="2"/>
          <table:table-cell office:value-type="string" calcext:value-type="string">
            <text:p>grain guess no 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ml</text:p>
          </table:table-cell>
          <table:table-cell table:number-columns-repeated="2"/>
          <table:table-cell office:value-type="string" calcext:value-type="string">
            <text:p>grain guess no m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mnl</text:p>
          </table:table-cell>
          <table:table-cell table:number-columns-repeated="2"/>
          <table:table-cell office:value-type="string" calcext:value-type="string">
            <text:p>Grain guess no mn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ni</text:p>
          </table:table-cell>
          <table:table-cell table:number-columns-repeated="2"/>
          <table:table-cell office:value-type="string" calcext:value-type="string">
            <text:p>grain guess no ni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l</text:p>
          </table:table-cell>
          <table:table-cell table:number-columns-repeated="2"/>
          <table:table-cell office:value-type="string" calcext:value-type="string">
            <text:p>grain guess no n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232.53mm" svg:height="89.99mm" svg:x="0mm" svg:y="43.65mm">
            <draw:object draw:notify-on-update-of-ranges="Sheet3.J6:Sheet3.J6 Sheet3.J7:Sheet3.J32 Sheet3.K6:Sheet3.K6 Sheet3.K7:Sheet3.K32 Sheet3.L6:Sheet3.L6 Sheet3.L7:Sheet3.L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Grain exhaustive</text:p>
          </table:table-cell>
          <table:table-cell office:value-type="string" calcext:value-type="string">
            <text:p>3 dim (3 skip factor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 table:number-columns-repeated="3"/>
          <table:table-cell office:value-type="string" calcext:value-type="string">
            <text:p>Grain exhaustive nl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locks</text:p>
          </table:table-cell>
          <table:table-cell office:value-type="string" calcext:value-type="string">
            <text:p>Full Grain</text:p>
          </table:table-cell>
          <table:table-cell office:value-type="string" calcext:value-type="string">
            <text:p>Linear Grai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text/>
    </number:number-style>
    <number:number-style style:name="N112">
      <number:text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1:17:54.7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20:19:54.009000000</meta:creation-date>
    <dc:date>2015-04-27T19:27:33.133000000</dc:date>
    <meta:editing-duration>PT1H5M26S</meta:editing-duration>
    <meta:editing-cycles>8</meta:editing-cycles>
    <meta:generator>LibreOffice/4.4.1.2$Windows_x86 LibreOffice_project/45e2de17089c24a1fa810c8f975a7171ba4cd432</meta:generator>
    <meta:document-statistic meta:table-count="4" meta:cell-count="13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text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54cm" svg:height="9cm" xlink:href=".." xlink:type="simple" chart:class="chart:bar" chart:style-name="ch1">
        <chart:title svg:x="6.834cm" svg:y="0.316cm" chart:style-name="ch2">
          <text:p>Max term found, Full Grain verses Linear Grain</text:p>
        </chart:title>
        <chart:legend chart:legend-position="end" svg:x="20.573cm" svg:y="3.946cm" style:legend-expansion="high" chart:style-name="ch3"/>
        <chart:plot-area chart:style-name="ch4" table:cell-range-address="Sheet3.J6:Sheet3.L32" chart:data-source-has-labels="both" svg:x="1.466cm" svg:y="1.301cm" svg:width="18.642cm" svg:height="6.548cm">
          <chartooo:coordinate-region svg:x="2.098cm" svg:y="1.503cm" svg:width="18.01cm" svg:height="5.693cm"/>
          <chart:axis chart:dimension="x" chart:name="primary-x" chart:style-name="ch5" chartooo:axis-type="text">
            <chart:title svg:x="9.513cm" svg:y="8.029cm" chart:style-name="ch6">
              <text:p>Initilisation Clocks</text:p>
            </chart:title>
            <chart:categories table:cell-range-address="Sheet3.J7:Sheet3.J32"/>
          </chart:axis>
          <chart:axis chart:dimension="y" chart:name="primary-y" chart:style-name="ch7">
            <chart:title svg:x="0.451cm" svg:y="5.881cm" chart:style-name="ch8">
              <text:p>Max Terms Found</text:p>
            </chart:title>
            <chart:grid chart:style-name="ch9" chart:class="major"/>
          </chart:axis>
          <chart:series chart:style-name="ch10" chart:values-cell-range-address="Sheet3.K7:Sheet3.K32" chart:label-cell-address="Sheet3.K6:Sheet3.K6" chart:class="chart:bar">
            <chart:data-point chart:repeated="26"/>
          </chart:series>
          <chart:series chart:style-name="ch11" chart:values-cell-range-address="Sheet3.L7:Sheet3.L32" chart:label-cell-address="Sheet3.L6:Sheet3.L6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Grain</text:p>
                <draw:g>
                  <svg:desc>Sheet3.K6:Sheet3.K6</svg:desc>
                </draw:g>
              </table:table-cell>
              <table:table-cell office:value-type="string">
                <text:p>Linear Grain</text:p>
                <draw:g>
                  <svg:desc>Sheet3.L6:Sheet3.L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3.J7:Sheet3.J32</svg:desc>
                </draw:g>
              </table:table-cell>
              <table:table-cell office:value-type="float" office:value="2">
                <text:p>2</text:p>
                <draw:g>
                  <svg:desc>Sheet3.K7:Sheet3.K32</svg:desc>
                </draw:g>
              </table:table-cell>
              <table:table-cell office:value-type="float" office:value="2">
                <text:p>2</text:p>
                <draw:g>
                  <svg:desc>Sheet3.L7:Sheet3.L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